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81bf91"/>
    </style:style>
    <style:style style:name="P53" style:family="paragraph" style:parent-style-name="Footnote">
      <style:text-properties officeooo:paragraph-rsid="0ead3525"/>
    </style:style>
    <style:style style:name="P54" style:family="paragraph" style:parent-style-name="Standard">
      <style:text-properties officeooo:paragraph-rsid="0f1c472f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style:text-properties officeooo:paragraph-rsid="0ea9445c"/>
    </style:style>
    <style:style style:name="P66" style:family="paragraph" style:parent-style-name="Footnote">
      <style:text-properties officeooo:paragraph-rsid="0f8ed1b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8" style:family="paragraph" style:parent-style-name="Standard">
      <style:text-properties officeooo:paragraph-rsid="0f9a7319"/>
    </style:style>
    <style:style style:name="P69" style:family="paragraph" style:parent-style-name="Footnote">
      <style:text-properties officeooo:paragraph-rsid="0fa0a8ea"/>
    </style:style>
    <style:style style:name="P70" style:family="paragraph" style:parent-style-name="Standard">
      <style:text-properties officeooo:paragraph-rsid="0fab02b9"/>
    </style:style>
    <style:style style:name="P71" style:family="paragraph" style:parent-style-name="Standard">
      <style:text-properties officeooo:paragraph-rsid="0fadcf96"/>
    </style:style>
    <style:style style:name="P72" style:family="paragraph" style:parent-style-name="Standard">
      <style:text-properties officeooo:paragraph-rsid="105ee122"/>
    </style:style>
    <style:style style:name="P73" style:family="paragraph" style:parent-style-name="Standard">
      <style:text-properties officeooo:paragraph-rsid="107a7646"/>
    </style:style>
    <style:style style:name="P74" style:family="paragraph" style:parent-style-name="Footnote">
      <style:text-properties officeooo:paragraph-rsid="0fda5dac"/>
    </style:style>
    <style:style style:name="P75" style:family="paragraph" style:parent-style-name="Footnote">
      <style:text-properties officeooo:paragraph-rsid="0fddbd8c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officeooo:rsid="04473353" style:font-size-asian="10pt" style:font-size-complex="10pt"/>
    </style:style>
    <style:style style:name="T16" style:family="text">
      <style:text-properties style:font-name="Liberation Sans" officeooo:rsid="0f19e10f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officeooo:rsid="04473353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d6741" fo:background-color="transparent" loext:char-shading-value="0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officeooo:rsid="0fed6741" style:font-size-asian="8pt" style:font-size-complex="8pt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fo:language="en" fo:country="GB" officeooo:rsid="01657261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fo:language="en" fo:country="GB" officeooo:rsid="0fed6741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Mono" fo:font-size="8pt" fo:language="en" fo:country="GB" style:text-underline-style="none" officeooo:rsid="0fed6741" fo:background-color="transparent" loext:char-shading-value="0" style:font-size-asian="8pt" style:font-size-complex="8pt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/>
    </style:style>
    <style:style style:name="T12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7" style:family="text">
      <style:text-properties fo:color="#000000" loext:opacity="100%" style:text-line-through-style="none" style:text-line-through-type="none" fo:font-size="8pt" fo:language="en" fo:country="GB" officeooo:rsid="01657261" style:font-size-asian="8pt" style:font-size-complex="8pt"/>
    </style:style>
    <style:style style:name="T128" style:family="text">
      <style:text-properties fo:color="#000000" loext:opacity="100%" style:text-line-through-style="none" style:text-line-through-type="none" fo:font-size="8pt" fo:language="en" fo:country="GB" officeooo:rsid="04473353" style:font-size-asian="8pt" style:font-size-complex="8pt"/>
    </style:style>
    <style:style style:name="T12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9" style:family="text">
      <style:text-properties fo:color="#000000" loext:opacity="100%" style:font-name="Liberation Sans" fo:font-size="12pt" style:font-size-asian="12pt" style:font-size-complex="12pt"/>
    </style:style>
    <style:style style:name="T17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1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4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0pt" fo:language="nl" fo:country="N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1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1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officeooo:rsid="047da547"/>
    </style:style>
    <style:style style:name="T22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9" style:family="text">
      <style:text-properties style:use-window-font-color="true" loext:opacity="0%" style:font-name="Liberation Sans" fo:font-size="12pt" style:font-size-asian="12pt" style:font-size-complex="12pt"/>
    </style:style>
    <style:style style:name="T250" style:family="text">
      <style:text-properties style:use-window-font-color="true" loext:opacity="0%" style:font-name="Liberation Sans" officeooo:rsid="0efd8e5c"/>
    </style:style>
    <style:style style:name="T251" style:family="text">
      <style:text-properties officeooo:rsid="04473353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officeooo:rsid="0aace3cd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officeooo:rsid="0f0ca65a"/>
    </style:style>
    <style:style style:name="T259" style:family="text">
      <style:text-properties officeooo:rsid="0f894f65"/>
    </style:style>
    <style:style style:name="T260" style:family="text">
      <style:text-properties officeooo:rsid="0f95a7a0"/>
    </style:style>
    <style:style style:name="T261" style:family="text">
      <style:text-properties officeooo:rsid="0f8f58b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139">C</text:span></text:span><text:span text:style-name="Strong_20_Emphasis"><text:span text:style-name="T138">hecklist voor </text:span></text:span><text:span text:style-name="Strong_20_Emphasis"><text:span text:style-name="T140">de installatie</text:span></text:span><text:span text:style-name="Strong_20_Emphasis"><text:span text:style-name="T138"> van </text:span></text:span><text:span text:style-name="Strong_20_Emphasis"><text:span text:style-name="T138"><text:user-field-get text:name="Distro">Ubuntu</text:user-field-get></text:span></text:span><text:span text:style-name="Strong_20_Emphasis"><text:span text:style-name="T138"><text:s/></text:span></text:span><text:span text:style-name="Strong_20_Emphasis"><text:span text:style-name="T145"><text:user-field-get text:name="Version">22.04</text:user-field-get></text:span></text:span><text:span text:style-name="Strong_20_Emphasis"><text:span text:style-name="T145"><text:s/></text:span></text:span><text:span text:style-name="Strong_20_Emphasis"><text:span text:style-name="T146">LTS</text:span></text:span><text:span text:style-name="Strong_20_Emphasis"><text:span text:style-name="T142"><text:note text:id="ftn1" text:note-class="footnote"><text:note-citation>1</text:note-citation><text:note-body><text:p text:style-name="P66"><text:span text:style-name="T175">LTS</text:span><text:span text:style-name="T183"> </text:span><text:span text:style-name="T184">staat voor</text:span><text:span text:style-name="T182"> </text:span><text:span text:style-name="T175">Long-Term Support, langetermijnondersteuning, </text:span><text:span text:style-name="T185">en </text:span><text:span text:style-name="T186">d</text:span><text:span text:style-name="T185">eze </text:span><text:span text:style-name="Strong_20_Emphasis"><text:span text:style-name="T190"><text:user-field-get text:name="Distro">Ubuntu</text:user-field-get></text:span></text:span><text:span text:style-name="T185"><text:s/></text:span><text:span text:style-name="T191"><text:user-field-get text:name="Version">22.04</text:user-field-get></text:span><text:span text:style-name="T191"><text:s/></text:span><text:span text:style-name="T193">LTS</text:span><text:span text:style-name="T191"> </text:span><text:span text:style-name="Strong_20_Emphasis"><text:span text:style-name="T192"><text:user-field-get text:name="Edition">Server</text:user-field-get></text:span></text:span><text:span text:style-name="T185"><text:s/></text:span><text:span text:style-name="T187">(codenaam </text:span><text:span text:style-name="T189">j</text:span><text:span text:style-name="T255">ammy</text:span><text:span text:style-name="T187">) </text:span><text:span text:style-name="T184">van</text:span><text:span text:style-name="T181"> </text:span><text:span text:style-name="T179">april</text:span><text:span text:style-name="T177"> </text:span><text:span text:style-name="Strong_20_Emphasis"><text:span text:style-name="T80"><text:user-field-get style:data-style-name="N0" text:name="Releaseyear">2022</text:user-field-get></text:span></text:span><text:span text:style-name="T179"><text:s/></text:span><text:span text:style-name="T175">wordt </text:span><text:span text:style-name="T176">vijf</text:span><text:span text:style-name="T175"> jaar onder</text:span><text:span text:style-name="T188">steund</text:span><text:span text:style-name="T180"> </text:span><text:span text:style-name="T175">tot </text:span><text:span text:style-name="T179">april</text:span><text:span text:style-name="T174"> </text:span><text:span text:style-name="T175">202</text:span><text:span text:style-name="T179">7</text:span><text:span text:style-name="T178">.</text:span></text:p></text:note-body></text:note></text:span></text:span><text:span text:style-name="Strong_20_Emphasis"><text:span text:style-name="T143"> </text:span></text:span><text:span text:style-name="Strong_20_Emphasis"><text:span text:style-name="T144"><text:user-field-get text:name="Edition">Server</text:user-field-get></text:span></text:span><text:span text:style-name="Strong_20_Emphasis"><text:span text:style-name="T141">.</text:span></text:span></text:p>
      <text:p text:style-name="P15"/>
      <text:p text:style-name="P12"><text:span text:style-name="T17">Vul </text:span><text:span text:style-name="T16">achter</text:span><text:span text:style-name="T13"> de </text:span><text:span text:style-name="Definition"><text:span text:style-name="T258">ONDERSTREEPTE</text:span></text:span><text:span text:style-name="T1"> </text:span><text:span text:style-name="T14">woorden</text:span><text:span text:style-name="T13"> het</text:span><text:span text:style-name="Strong_20_Emphasis"><text:span text:style-name="T199"> </text:span></text:span><text:span text:style-name="Strong_20_Emphasis"><text:span text:style-name="T200">tekstvak</text:span></text:span><text:span text:style-name="T14"> </text:span><text:span text:style-name="T17">in,</text:span><text:span text:style-name="T14"> </text:span><text:span text:style-name="T219">zie </text:span><text:span text:style-name="T250">[</text:span><text:span text:style-name="T219">toelichting</text:span><text:span text:style-name="T250">]</text:span><text:span text:style-name="T14">:</text:span></text:p>
      <text:p text:style-name="P1"><text:span text:style-name="Definition"><text:span text:style-name="T21">GEBRUIKER</text:span></text:span><text:span text:style-name="T227"><text:tab/><text:tab/></text:span><text:span text:style-name="T249"> <text:tab/><text:tab/></text:span><text:span text:style-name="T228"><draw:control text:anchor-type="as-char" svg:y="-0.4cm" draw:z-index="5" draw:name="Gebruiker" draw:style-name="gr2" draw:text-style-name="P82" svg:width="6.4cm" svg:height="0.6cm" draw:control="control6"><svg:title>Gebruiker</svg:title><svg:desc>Volledige naam, bijv. Jan Stek</svg:desc></draw:control></text:span><text:span text:style-name="T228"><text:tab/></text:span><text:span text:style-name="T229">[</text:span><text:span text:style-name="T222">volledige naam, bijv. </text:span><text:span text:style-name="T223">J</text:span><text:span text:style-name="T247">a</text:span><text:span text:style-name="T223">n </text:span><text:span text:style-name="T247">Jansen</text:span><text:span text:style-name="T248">]</text:span></text:p>
      <text:p text:style-name="P54"><text:span text:style-name="Definition"><text:span text:style-name="T221">g</text:span></text:span><text:span text:style-name="Definition">ebruikersnaam</text:span><text:span text:style-name="T220"><text:tab/></text:span><text:span text:style-name="T220"><draw:control text:anchor-type="as-char" svg:y="-0.4cm" draw:z-index="14" draw:name="Gberuikersnaam 2" draw:style-name="gr2" draw:text-style-name="P82" svg:width="6.4cm" svg:height="0.6cm" draw:control="control15"><svg:title>Gebruikersnaam</svg:title><svg:desc>Korte naam, bijv. jan</svg:desc></draw:control></text:span><text:span text:style-name="T220"><text:tab/></text:span><text:span text:style-name="T7">[</text:span><text:span text:style-name="T6">korte naam, bijv. </text:span><text:span text:style-name="T152">j</text:span><text:span text:style-name="T153">a</text:span><text:span text:style-name="T152">n</text:span><text:span text:style-name="T154">]</text:span></text:p>
      <text:p text:style-name="P3"><text:span text:style-name="Definition"><text:span text:style-name="T259">servernaam</text:span></text:span><text:span text:style-name="T230"><text:tab/><text:tab/><text:tab/></text:span><draw:control text:anchor-type="as-char" svg:y="-0.4cm" draw:z-index="6" draw:name="Computernaam" draw:style-name="gr2" draw:text-style-name="P82" svg:width="6.4cm" svg:height="0.6cm" draw:control="control7"><svg:title>Computernaam</svg:title><svg:desc>Unieke naam van de computer</svg:desc></draw:control><text:tab/><text:span text:style-name="T235">[</text:span><text:span text:style-name="T231">naam van de </text:span><text:span text:style-name="T236">server</text:span><text:span text:style-name="T232">, </text:span><text:span text:style-name="T233">bijv. </text:span><text:span text:style-name="T236">sv</text:span><text:span text:style-name="T234">02</text:span><text:span text:style-name="T235">]</text:span></text:p>
      <text:p text:style-name="P2"><text:span text:style-name="Definition"><text:span text:style-name="T238">GEBRUIKER</text:span></text:span><text:span text:style-name="T237"><text:tab/><text:tab/></text:span><text:span text:style-name="T249"> <text:tab/><text:tab/></text:span><text:span text:style-name="T228"><draw:control text:anchor-type="as-char" svg:y="-0.4cm" draw:z-index="11" draw:name="Gebruiker 1" draw:style-name="gr2" draw:text-style-name="P82" svg:width="6.4cm" svg:height="0.6cm" draw:control="control12"><svg:title>Gebruiker</svg:title><svg:desc>Volledige naam, bijv. Jan Stek</svg:desc></draw:control></text:span><text:span text:style-name="T228"><text:tab/></text:span><text:span text:style-name="T229">[</text:span><text:span text:style-name="T222">volledige naam </text:span><text:span text:style-name="T224">evt. </text:span><text:span text:style-name="T226">extra </text:span><text:span text:style-name="T224">gebruiker</text:span><text:span text:style-name="T225">]</text:span></text:p>
      <text:p text:style-name="P50"><text:span text:style-name="Definition"><text:span text:style-name="T238">GEBRUIKERSN</text:span></text:span><text:span text:style-name="Definition"><text:span text:style-name="T239">aa</text:span></text:span><text:span text:style-name="Definition"><text:span text:style-name="T238">M</text:span></text:span><text:span text:style-name="Definition"><text:span text:style-name="T242"><text:tab/></text:span></text:span><text:span text:style-name="T220"><draw:control text:anchor-type="as-char" svg:y="-0.4cm" draw:z-index="12" draw:name="Gberuikersnaam 1" draw:style-name="gr2" draw:text-style-name="P82" svg:width="6.4cm" svg:height="0.6cm" draw:control="control13"><svg:title>Gebruikersnaam</svg:title><svg:desc>Korte naam, bijv. jan</svg:desc></draw:control></text:span><text:span text:style-name="T220"><text:tab/></text:span><text:span text:style-name="T241">[</text:span><text:span text:style-name="T240">korte naam</text:span><text:span text:style-name="T243"> </text:span><text:span text:style-name="T244">evt. </text:span><text:span text:style-name="T246">extra </text:span><text:span text:style-name="T244">gebruiker</text:span><text:span text:style-name="T245">]</text:span></text:p>
      <text:p text:style-name="P4"><text:span text:style-name="T155">Vervang </text:span><text:span text:style-name="T159">de</text:span><text:span text:style-name="T155"> </text:span><text:span text:style-name="Definition"><text:span text:style-name="T22">ONDERSTREEPTE</text:span></text:span><text:span text:style-name="T155"> </text:span><text:span text:style-name="T156">woorden </text:span><text:span text:style-name="T155">in deze checklist door </text:span><text:span text:style-name="T159">d</text:span><text:span text:style-name="T160">i</text:span><text:span text:style-name="T159">e </text:span><text:span text:style-name="T158">in </text:span><text:span text:style-name="T160">het</text:span><text:span text:style-name="Strong_20_Emphasis"><text:span text:style-name="T42"> </text:span></text:span><text:span text:style-name="Strong_20_Emphasis"><text:span text:style-name="T54">tekstvak</text:span></text:span><text:span text:style-name="T155">.</text:span></text:p>
      <text:p text:style-name="P36"/>
      <text:p text:style-name="P36"/>
      <text:p text:style-name="P5"><text:span text:style-name="T165">Nieuwe installatie?</text:span><text:span text:style-name="T157"><text:tab/></text:span><text:span text:style-name="T162"></text:span><text:span text:style-name="T164"><text:tab/></text:span><text:span text:style-name="T163">B</text:span><text:span text:style-name="T157">egin bij hoofdstuk </text:span><text:span text:style-name="T165"><text:bookmark-ref text:reference-format="page" text:ref-name="__RefNumPara__4009_1271708128">2</text:bookmark-ref></text:span><text:span text:style-name="T157"><text:s text:c="2"/></text:span><text:span text:style-name="T166"><text:bookmark-ref text:reference-format="text" text:ref-name="__RefNumPara__4009_1271708128">Installatie uitvoeren</text:bookmark-ref></text:span><text:span text:style-name="T161">.</text:span></text:p>
      <text:p text:style-name="P23"/>
      <text:p text:style-name="P23"/>
      <text:list xml:id="list3148984286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0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0"><draw:control text:anchor-type="as-char" draw:z-index="16" draw:name="Vorm3_ 2" draw:style-name="gr1" draw:text-style-name="P8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Definition"><text:span text:style-name="T11"><text:note text:id="ftn2" text:note-class="footnote"><text:note-citation>2</text:note-citation><text:note-body><text:p text:style-name="P48"><text:span text:style-name="User_20_Entry"><text:span text:style-name="T79">E</text:span></text:span><text:span text:style-name="User_20_Entry"><text:span text:style-name="T98">v</text:span></text:span><text:span text:style-name="User_20_Entry"><text:span text:style-name="T99">en</text:span></text:span><text:span text:style-name="User_20_Entry"><text:span text:style-name="T101">t</text:span></text:span><text:span text:style-name="User_20_Entry"><text:span text:style-name="T102">uele </text:span></text:span><text:span text:style-name="User_20_Entry"><text:span text:style-name="T103">extra </text:span></text:span><text:span text:style-name="Definition"><text:span text:style-name="T256">gebruiker</text:span></text:span><text:span text:style-name="User_20_Entry"><text:span text:style-name="T93">s</text:span></text:span><text:span text:style-name="User_20_Entry"><text:span text:style-name="T103"> aanmelden </text:span></text:span><text:span text:style-name="User_20_Entry"><text:span text:style-name="T104">en dezelfde stappen uitvoeren</text:span></text:span><text:span text:style-name="User_20_Entry"><text:span text:style-name="T100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6">Installeer </text:span></text:span><text:span text:style-name="Strong_20_Emphasis"><text:span text:style-name="T59">Debian-</text:span></text:span><text:span text:style-name="Strong_20_Emphasis"><text:span text:style-name="T53">pakket kz</text:span></text:span><text:span text:style-name="Strong_20_Emphasis"><text:span text:style-name="T53"><text:note text:id="ftn3" text:note-class="footnote"><text:note-citation>3</text:note-citation><text:note-body><text:p text:style-name="P53">Pakket kz bevat scripts voor het installeren en beheren van Debian en op Debian gebaseerde systemen zoals Ubuntu.</text:p></text:note-body></text:note></text:span></text:span><text:span text:style-name="Strong_20_Emphasis"><text:span text:style-name="T53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2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18">wget karelzimmer.nl/</text:span></text:span><text:span text:style-name="User_20_Entry"><text:span text:style-name="T119">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3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0">bash 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17" draw:name="Vorm 7" draw:style-name="gr1" draw:text-style-name="P81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1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9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57">Selecteer</text:span></text:span><text:span text:style-name="Strong_20_Emphasis"><text:span text:style-name="T40"> </text:span></text:span><text:span text:style-name="Strong_20_Emphasis"><text:span text:style-name="T68">1 <text:s/>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8"/>
      <text:list xml:id="list132823025861325" text:continue-numbering="true" text:style-name="L1">
        <text:list-item>
          <text:p text:style-name="P78"><text:bookmark-start text:name="__RefNumPara__4009_1271708128"/><text:span text:style-name="Strong_20_Emphasis"><text:span text:style-name="T167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61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1"><text:span text:style-name="T169">Start de computer op vanaf</text:span><text:span text:style-name="T169"><text:note text:id="ftn4" text:note-class="footnote"><text:note-citation>1</text:note-citation><text:note-body><text:p text:style-name="P75"><text:span text:style-name="T108">B</text:span><text:span text:style-name="T109">ootmenu/</text:span><text:span text:style-name="T108">S</text:span><text:span text:style-name="T109">etup</text:span><text:span text:style-name="T107"> via </text:span><text:span text:style-name="T105">é</text:span><text:span text:style-name="T106">é</text:span><text:span text:style-name="T108">n van de </text:span><text:span text:style-name="Definition"><text:span text:style-name="T110">Veelgebruikte toetsen:</text:span></text:span><text:span text:style-name="Definition"><text:span text:style-name="T111"> </text:span></text:span><text:span text:style-name="User_20_Entry"><text:span text:style-name="T126">Esc</text:span></text:span><text:span text:style-name="User_20_Entry"><text:span text:style-name="T129">,</text:span></text:span><text:span text:style-name="Definition"><text:span text:style-name="T111"> </text:span></text:span><text:span text:style-name="User_20_Entry"><text:span text:style-name="T126">Delete</text:span></text:span><text:span text:style-name="User_20_Entry"><text:span text:style-name="T130">,</text:span></text:span><text:span text:style-name="Definition"><text:span text:style-name="T111"> </text:span></text:span><text:span text:style-name="User_20_Entry"><text:span text:style-name="T126">F1</text:span></text:span><text:span text:style-name="User_20_Entry"><text:span text:style-name="T130">,</text:span></text:span><text:span text:style-name="Definition"><text:span text:style-name="T111"> </text:span></text:span><text:span text:style-name="User_20_Entry"><text:span text:style-name="T126">F2</text:span></text:span><text:span text:style-name="User_20_Entry"><text:span text:style-name="T130">,</text:span></text:span><text:span text:style-name="Definition"><text:span text:style-name="T111"> </text:span></text:span><text:span text:style-name="User_20_Entry"><text:span text:style-name="T126">F9</text:span></text:span><text:span text:style-name="User_20_Entry"><text:span text:style-name="T130">,</text:span></text:span><text:span text:style-name="Definition"><text:span text:style-name="T111"> </text:span></text:span><text:span text:style-name="User_20_Entry"><text:span text:style-name="T126">F10</text:span></text:span><text:span text:style-name="User_20_Entry"><text:span text:style-name="T130">,</text:span></text:span><text:span text:style-name="Definition"><text:span text:style-name="T111"> </text:span></text:span><text:span text:style-name="User_20_Entry"><text:span text:style-name="T126">F11</text:span></text:span><text:span text:style-name="User_20_Entry"><text:span text:style-name="T130">,</text:span></text:span><text:span text:style-name="Definition"><text:span text:style-name="T111"> </text:span></text:span><text:span text:style-name="Definition"><text:span text:style-name="T113">o</text:span></text:span><text:span text:style-name="Definition"><text:span text:style-name="T114">R</text:span></text:span><text:span text:style-name="Definition"><text:span text:style-name="T111"> </text:span></text:span><text:span text:style-name="User_20_Entry"><text:span text:style-name="T126">F12</text:span></text:span><text:span text:style-name="User_20_Entry"><text:span text:style-name="T130">.</text:span></text:span></text:p></text:note-body></text:note></text:span><text:span text:style-name="T169"> </text:span><text:span text:style-name="T172">een </text:span><text:span text:style-name="Strong_20_Emphasis"><text:span text:style-name="T149"><text:user-field-get text:name="Distro">Ubuntu</text:user-field-get></text:span></text:span><text:span text:style-name="T168"><text:s/></text:span><text:span text:style-name="T150"><text:user-field-get text:name="Version">22.04</text:user-field-get></text:span><text:span text:style-name="T150"><text:s/></text:span><text:span text:style-name="T151">LTS</text:span><text:span text:style-name="T73"> </text:span><text:span text:style-name="Strong_20_Emphasis"><text:span text:style-name="T72"><text:user-field-get text:name="Edition">Server</text:user-field-get></text:span></text:span><text:span text:style-name="Strong_20_Emphasis"><text:span text:style-name="T72"><text:s/></text:span></text:span><text:span text:style-name="T73">Live</text:span><text:span text:style-name="T73"><text:note text:id="ftn5" text:note-class="footnote"><text:note-citation>2</text:note-citation><text:note-body><text:p text:style-name="P69"><text:span text:style-name="T251">Vanaf een </text:span><text:span text:style-name="T260">L</text:span><text:span text:style-name="T251">ive </text:span><text:span text:style-name="T261">USB</text:span><text:span text:style-name="T254">-stick</text:span><text:span text:style-name="T19"> </text:span><text:span text:style-name="T251">kunt u opstarten en </text:span><text:span text:style-name="T15">met </text:span><text:span text:style-name="Strong_20_Emphasis"><text:span text:style-name="T190"><text:user-field-get text:name="Distro">Ubuntu</text:user-field-get></text:span></text:span><text:span text:style-name="Strong_20_Emphasis"><text:span text:style-name="T190"><text:s/></text:span></text:span><text:span text:style-name="T251">werken zonder enige bestanden op de harde schijf te wijzigen en maakt ook installatie van </text:span><text:span text:style-name="Strong_20_Emphasis"><text:span text:style-name="T190"><text:user-field-get text:name="Distro">Ubuntu</text:user-field-get></text:span></text:span><text:span text:style-name="Strong_20_Emphasis"><text:span text:style-name="T190"><text:s/></text:span></text:span><text:span text:style-name="T251">mogelijk.</text:span></text:p></text:note-body></text:note></text:span><text:span text:style-name="T73"> </text:span><text:span text:style-name="T76">USB</text:span><text:span text:style-name="T74">-stick</text:span><text:span text:style-name="T74"><text:note text:id="ftn6" text:note-class="footnote"><text:note-citation>3</text:note-citation><text:note-body><text:p text:style-name="P74"><text:span text:style-name="Strong_20_Emphasis"><text:span text:style-name="T92">Maak een opstartbare USB-stick</text:span></text:span><text:span text:style-name="Strong_20_Emphasis"><text:span text:style-name="T88">:<text:line-break/></text:span></text:span><text:span text:style-name="Strong_20_Emphasis"><text:span text:style-name="T81">Download </text:span></text:span><text:span text:style-name="Strong_20_Emphasis"><text:span text:style-name="T82">een </text:span></text:span><text:span text:style-name="Strong_20_Emphasis"><text:span text:style-name="T83">cd</text:span></text:span><text:span text:style-name="Strong_20_Emphasis"><text:span text:style-name="T90">-beeldbestand</text:span></text:span><text:span text:style-name="Strong_20_Emphasis"><text:span text:style-name="T84"> </text:span></text:span><text:span text:style-name="Strong_20_Emphasis"><text:span text:style-name="T85">(.iso) </text:span></text:span><text:span text:style-name="Strong_20_Emphasis"><text:span text:style-name="T84">vanaf </text:span></text:span><text:a xlink:type="simple" xlink:href="https://ubuntu.com/" text:style-name="Internet_20_link" text:visited-style-name="Visited_20_Internet_20_Link"><text:span text:style-name="Strong_20_Emphasis"><text:span text:style-name="T253">ubuntu.com</text:span></text:span></text:a><text:span text:style-name="Strong_20_Emphasis"><text:span text:style-name="T84">, </text:span></text:span><text:span text:style-name="Strong_20_Emphasis"><text:span text:style-name="T86">klik op </text:span></text:span><text:span text:style-name="Strong_20_Emphasis"><text:span text:style-name="T89">achtereenvolgens op </text:span></text:span><text:span text:style-name="Strong_20_Emphasis"><text:span text:style-name="T95">Download</text:span></text:span><text:span text:style-name="Strong_20_Emphasis"><text:span text:style-name="T89"> &gt; </text:span></text:span><text:span text:style-name="Strong_20_Emphasis"><text:span text:style-name="T95">Get </text:span></text:span><text:span text:style-name="Strong_20_Emphasis"><text:span text:style-name="T96"><text:user-field-get text:name="Distro">Ubuntu</text:user-field-get></text:span></text:span><text:span text:style-name="Strong_20_Emphasis"><text:span text:style-name="T96"><text:s/></text:span></text:span><text:span text:style-name="Strong_20_Emphasis"><text:span text:style-name="T96"><text:user-field-get text:name="Edition">Server</text:user-field-get></text:span></text:span><text:span text:style-name="Strong_20_Emphasis"><text:span text:style-name="T96"><text:s/>&gt; </text:span></text:span><text:span text:style-name="Strong_20_Emphasis"><text:span text:style-name="T97">Download </text:span></text:span><text:span text:style-name="Strong_20_Emphasis"><text:span text:style-name="T96"><text:user-field-get text:name="Distro">Ubuntu</text:user-field-get></text:span></text:span><text:span text:style-name="Strong_20_Emphasis"><text:span text:style-name="T96"><text:s/></text:span></text:span><text:span text:style-name="Strong_20_Emphasis"><text:span text:style-name="T96"><text:user-field-get text:name="Edition">Server</text:user-field-get></text:span></text:span><text:span text:style-name="Strong_20_Emphasis"><text:span text:style-name="T97"><text:s/></text:span></text:span><text:span text:style-name="Strong_20_Emphasis"><text:span text:style-name="T96"><text:user-field-get text:name="Version">22.04</text:user-field-get></text:span></text:span><text:span text:style-name="Strong_20_Emphasis"><text:span text:style-name="T96">... </text:span></text:span><text:span text:style-name="Strong_20_Emphasis"><text:span text:style-name="T97">LTS</text:span></text:span><text:span text:style-name="Strong_20_Emphasis"><text:span text:style-name="T91">.</text:span></text:span><text:span text:style-name="Strong_20_Emphasis"><text:span text:style-name="T87"><text:line-break/>De volgende stappen staan beschreven in </text:span></text:span><text:span text:style-name="Strong_20_Emphasis"><text:span text:style-name="T94">Linux informatie</text:span></text:span><text:span text:style-name="Strong_20_Emphasis"><text:span text:style-name="T87">, te vinden op </text:span>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Strong_20_Emphasis"><text:span text:style-name="T87">, onder </text:span></text:span><text:span text:style-name="Strong_20_Emphasis"><text:span text:style-name="T94">Linux</text:span></text:span><text:span text:style-name="Strong_20_Emphasis"><text:span text:style-name="T87">.</text:span></text:span></text:p></text:note-body></text:note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57">Selecteer</text:span></text:span><text:span text:style-name="Strong_20_Emphasis"><text:span text:style-name="T33"> </text:span></text:span><text:span text:style-name="Strong_20_Emphasis"><text:span text:style-name="T64">Try or Install Ubuntu </text:span></text:span><text:span text:style-name="Strong_20_Emphasis"><text:span text:style-name="T65">Server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4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</text:span></text:span><text:span text:style-name="Strong_20_Emphasis"><text:span text:style-name="T28">scherme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4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77"><draw:control text:anchor-type="as-char" draw:z-index="15" draw:name="Vorm 6" draw:style-name="gr1" draw:text-style-name="P81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70">Kies</text:span><text:span text:style-name="T171"> </text:span><text:span text:style-name="T173">Nederlands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6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10">Bij</text:span><text:span text:style-name="T202"> </text:span><text:span text:style-name="Strong_20_Emphasis"><text:span text:style-name="T208">Profile setup</text:span></text:span><text:span text:style-name="T202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14"><text:span text:style-name="T207">V</text:span><text:span text:style-name="T203">ul </text:span><text:span text:style-name="T204">in </text:span><text:span text:style-name="Strong_20_Emphasis"><text:span text:style-name="T208">Your</text:span></text:span><text:span text:style-name="Strong_20_Emphasis"><text:span text:style-name="T205"> n</text:span></text:span><text:span text:style-name="Strong_20_Emphasis"><text:span text:style-name="T206">a</text:span></text:span><text:span text:style-name="Strong_20_Emphasis"><text:span text:style-name="T208">me</text:span></text:span><text:span text:style-name="Strong_20_Emphasis"><text:span text:style-name="T195"> </text:span></text:span><text:span text:style-name="Definition"><text:span text:style-name="T4">gebruiker</text:span></text:span><text:span text:style-name="Strong_20_Emphasis"><text:span text:style-name="T196">, <text:line-break/></text:span></text:span><text:span text:style-name="Strong_20_Emphasis"><text:span text:style-name="T208">Your server</text:span></text:span><text:span text:style-name="Strong_20_Emphasis"><text:span text:style-name="T211">'</text:span></text:span><text:span text:style-name="Strong_20_Emphasis"><text:span text:style-name="T212">s name</text:span></text:span><text:span text:style-name="Definition"><text:span text:style-name="T12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95">,<text:line-break/></text:span></text:span><text:span text:style-name="Strong_20_Emphasis"><text:span text:style-name="T209">Pick a username</text:span></text:span><text:span text:style-name="Strong_20_Emphasis"><text:span text:style-name="T195"> </text:span></text:span><text:span text:style-name="Definition"><text:span text:style-name="T4">gebruikersnaam</text:span></text:span><text:span text:style-name="Strong_20_Emphasis"><text:span text:style-name="T195">, </text:span></text:span><text:span text:style-name="Strong_20_Emphasis"><text:span text:style-name="T198">en</text:span></text:span><text:span text:style-name="Strong_20_Emphasis"><text:span text:style-name="T195"><text:line-break/></text:span></text:span><text:span text:style-name="Strong_20_Emphasis"><text:span text:style-name="T197">g</text:span></text:span><text:span text:style-name="Strong_20_Emphasis"><text:span text:style-name="T194">eef tweemaal een </text:span></text:span><text:span text:style-name="Strong_20_Emphasis"><text:span text:style-name="T201">wachtwoord</text:span></text:span><text:span text:style-name="Strong_20_Emphasis"><text:span text:style-name="T194">.</text:span></text:span></text:p>
          </table:table-cell>
        </table:table-row>
      </table:table>
      <text:p text:style-name="P37"><text:span text:style-name="Strong_20_Emphasis"><text:span text:style-name="T62"/></text:span></text:p>
      <text:list xml:id="list132821876151149" text:continue-numbering="true" text:style-name="L1">
        <text:list-item>
          <text:p text:style-name="P77"><text:span text:style-name="Strong_20_Emphasis"><text:span text:style-name="T66">Installatie </text:span></text:span><text:span text:style-name="Strong_20_Emphasis"><text:span text:style-name="T67">afronden</text:span></text:span></text:p>
        </text:list-item>
      </text:list>
      <text:p text:style-name="P38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61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4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61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36">Installeer </text:span></text:span><text:span text:style-name="Strong_20_Emphasis"><text:span text:style-name="T58">Debian-</text:span></text:span><text:span text:style-name="Strong_20_Emphasis"><text:span text:style-name="T53">pakket kz</text:span></text:span><text:span text:style-name="Strong_20_Emphasis"><text:span text:style-name="T53"><text:note text:id="ftn7" text:note-class="footnote"><text:note-citation>1</text:note-citation><text:note-body><text:p text:style-name="P52">Pakket kz bevat scripts voor het installeren en beheren van Debian en op Debian gebaseerde systemen zoals Ubuntu.</text:p></text:note-body></text:note></text:span></text:span><text:span text:style-name="Strong_20_Emphasis"><text:span text:style-name="T53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72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18">wget karelzimmer.nl/</text:span></text:span><text:span text:style-name="User_20_Entry"><text:span text:style-name="T119">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4" office:value-type="string">
            <text:p text:style-name="P73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0">bash 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6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61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5"><text:span text:style-name="Strong_20_Emphasis"><text:span text:style-name="T45">Rond de</text:span></text:span><text:span text:style-name="Strong_20_Emphasis"><text:span text:style-name="T46"> installatie </text:span></text:span><text:span text:style-name="Strong_20_Emphasis"><text:span text:style-name="T45">af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6"/></text:span></text:p>
          </table:table-cell>
          <table:table-cell table:style-name="_33_._5f_Installatie_5f_afronden.C10" office:value-type="string">
            <text:p text:style-name="P70"><text:span text:style-name="Strong_20_Emphasis"><text:span text:style-name="T57">Selecteer</text:span></text:span><text:span text:style-name="Strong_20_Emphasis"><text:span text:style-name="T43"> </text:span></text:span><text:span text:style-name="Strong_20_Emphasis"><text:span text:style-name="T69">3 <text:s/>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38"><text:span text:style-name="Strong_20_Emphasis"><text:span text:style-name="T32"><text:tab/></text:span></text:span></text:p>
      <text:p text:style-name="P39"><text:span text:style-name="Strong_20_Emphasis"><text:span text:style-name="T44"/></text:span></text:p>
      <text:p text:style-name="P40"><text:span text:style-name="Strong_20_Emphasis"><text:span text:style-name="T40"/></text:span></text:p>
      <text:list xml:id="list132823199950769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61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61"><draw:control text:anchor-type="as-char" draw:z-index="18" draw:name="Vorm40_ 1" draw:style-name="gr1" draw:text-style-name="P81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47"><text:note text:id="ftn8" text:note-class="footnote"><text:note-citation>1</text:note-citation><text:note-body><text:p text:style-name="P49"><text:span text:style-name="User_20_Entry"><text:span text:style-name="T115">E</text:span></text:span><text:span text:style-name="User_20_Entry"><text:span text:style-name="T117">ventuele extra </text:span></text:span><text:span text:style-name="Definition"><text:span text:style-name="T257">gebruiker</text:span></text:span><text:span text:style-name="User_20_Entry"><text:span text:style-name="T116">s</text:span></text:span><text:span text:style-name="User_20_Entry"><text:span text:style-name="T117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61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3"><text:span text:style-name="Strong_20_Emphasis"><text:span text:style-name="T61"><draw:control text:anchor-type="as-char" draw:z-index="19" draw:name="Vorm40_ 2" draw:style-name="gr1" draw:text-style-name="P81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48">R</text:span></text:span><text:span text:style-name="Strong_20_Emphasis"><text:span text:style-name="T49">icht </text:span></text:span><text:span text:style-name="Strong_20_Emphasis"><text:span text:style-name="T50">de </text:span></text:span><text:span text:style-name="Strong_20_Emphasis"><text:span text:style-name="T55">gebruiker</text:span></text:span><text:span text:style-name="Strong_20_Emphasis"><text:span text:style-name="T49"> </text:span></text:span><text:span text:style-name="Strong_20_Emphasis"><text:span text:style-name="T51">in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0"><text:span text:style-name="Strong_20_Emphasis"><text:span text:style-name="T57">Selecteer</text:span></text:span><text:span text:style-name="Strong_20_Emphasis"><text:span text:style-name="T43"> </text:span></text:span><text:span text:style-name="Strong_20_Emphasis"><text:span text:style-name="T70">4 <text:s/>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16"><text:span text:style-name="Strong_20_Emphasis"><text:span text:style-name="T52"/></text:span></text:p>
      <text:p text:style-name="P35"/>
      <text:p text:style-name="P27"><text:span text:style-name="T131">E</text:span><text:span text:style-name="T132">inde c</text:span><text:span text:style-name="T133">hecklist, </text:span><text:span text:style-name="T134">d</text:span><text:span text:style-name="T133">e installatie van </text:span><text:span text:style-name="Strong_20_Emphasis"><text:span text:style-name="T147"><text:user-field-get text:name="Distro">Ubuntu</text:user-field-get></text:span></text:span><text:span text:style-name="T135"><text:s/></text:span><text:span text:style-name="T136"><text:user-field-get text:name="Version">22.04</text:user-field-get></text:span><text:span text:style-name="T136"><text:s/></text:span><text:span text:style-name="T137">LTS</text:span><text:span text:style-name="Strong_20_Emphasis"><text:span text:style-name="T148"> </text:span></text:span><text:span text:style-name="Strong_20_Emphasis"><text:span text:style-name="T71"><text:user-field-get text:name="Edition">Server</text:user-field-get></text:span></text:span><text:span text:style-name="Strong_20_Emphasis"><text:span text:style-name="T71"><text:s/></text:span></text:span><text:span text:style-name="T133">is voltooid.</text:span></text:p>
      <text:p text:style-name="P11"/>
      <text:p text:style-name="P6"><text:span text:style-name="Emphasis"><text:span text:style-name="T216">Geschreven </text:span></text:span><text:span text:style-name="Emphasis"><text:span text:style-name="T214">d</text:span></text:span><text:span text:style-name="Emphasis"><text:span text:style-name="T21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7">Karel Zimmer</text:span></text:span></text:a><text:span text:style-name="Emphasis"><text:span text:style-name="T21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18">CC0 1.0 Universeel</text:span></text:span></text:a><text:span text:style-name="Emphasis"><text:span text:style-name="T216">,</text:span></text:span><text:span text:style-name="Emphasis"><text:span text:style-name="T213"> </text:span></text:span><text:span text:style-name="Strong_20_Emphasis"><text:span text:style-name="T40"><text:user-field-get style:data-style-name="N0" text:name="Releaseyear">2022</text:user-field-get></text:span></text:span><text:span text:style-name="Emphasis"><text:span text:style-name="T215">-</text:span></text:span><text:span text:style-name="Emphasis"><text:span text:style-name="T215"><text:date style:data-style-name="N10107" text:date-value="2023-11-10T13:28:21.310684788">2023</text:date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11-10T13:28:21.026141596">10-1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10T13:28:20.897183866</dc:date>
    <meta:keyword>Installatie</meta:keyword>
    <meta:keyword>Checklist</meta:keyword>
    <meta:keyword>Linux</meta:keyword>
    <meta:editing-cycles>6794</meta:editing-cycles>
    <meta:editing-duration>P12DT1H3M28S</meta:editing-duration>
    <dc:creator>Karel Zimmer</dc:creator>
    <meta:document-statistic meta:table-count="4" meta:image-count="0" meta:object-count="0" meta:page-count="4" meta:paragraph-count="70" meta:word-count="404" meta:character-count="2799" meta:non-whitespace-character-count="2430"/>
    <meta:user-defined meta:name="Info 1"/>
    <meta:user-defined meta:name="Info 2"/>
    <meta:user-defined meta:name="Info 3"/>
    <meta:user-defined meta:name="Info 4"/>
  </office:meta>
</office:document-meta>
</file>